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569cd6"/>
    </style:style>
    <style:style style:name="T2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ersion:</text:span> <text:span text:style-name="T2">2023_02_23_121308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4T12:58:08.620849733</meta:creation-date>
    <dc:date>2023-02-24T12:58:18.136869209</dc:date>
    <meta:editing-duration>PT13S</meta:editing-duration>
    <meta:editing-cycles>1</meta:editing-cycles>
    <meta:document-statistic meta:table-count="0" meta:image-count="0" meta:object-count="0" meta:page-count="1" meta:paragraph-count="1" meta:word-count="2" meta:character-count="26" meta:non-whitespace-character-count="25"/>
    <meta:generator>LibreOffice/6.0.7.3$Linux_X86_64 LibreOffice_project/00m0$Build-3</meta:generator>
  </office:meta>
</office:document-meta>
</file>